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5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eferenced SQL queries</text:p>
          </table:table-cell>
          <table:table-cell office:value-type="string" calcext:value-type="string">
            <text:p>query-dom-vs-nondom-overall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dom-vs-nondom-query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dom-vs-nondom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problem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solver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summary-couting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stat-prob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stat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vs-strictbab-overhead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vs-strictbab-overhead.sql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6:02:24.251571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8:25.449121481</meta:creation-date>
    <dc:date>2018-01-10T16:26:59.038578383</dc:date>
    <meta:editing-duration>PT1H14M35S</meta:editing-duration>
    <meta:editing-cycles>10</meta:editing-cycles>
    <meta:generator>LibreOffice/4.2.8.2$Linux_X86_64 LibreOffice_project/420m0$Build-2</meta:generator>
    <meta:document-statistic meta:table-count="1" meta:cell-count="14" meta:object-count="0"/>
  </office:meta>
</office:document-meta>
</file>